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95cm" svg:height="1.143cm" svg:x="7.782cm" svg:y="5.064cm">
          <text:p text:style-name="P1"><text:span text:style-name="T1">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9.08cm" svg:y1="6.207cm" svg:x2="7.586cm" svg:y2="7.796cm" draw:start-shape="id1" draw:start-glue-point="6" draw:end-shape="id2" draw:end-glue-point="4" svg:d="m9080 6207v794h-1494v795">
          <text:p/>
        </draw:connector>
        <draw:connector draw:style-name="gr2" draw:text-style-name="P2" draw:layer="layout" svg:x1="9.08cm" svg:y1="6.207cm" svg:x2="10.561cm" svg:y2="7.796cm" draw:start-shape="id1" draw:start-glue-point="6" draw:end-shape="id3" svg:d="m9080 6207v794h1481v795">
          <text:p/>
        </draw:connector>
        <draw:custom-shape draw:style-name="gr1" draw:text-style-name="P1" xml:id="id2" draw:id="id2" draw:layer="layout" svg:width="2.595cm" svg:height="1.143cm" svg:x="6.288cm" svg:y="7.796cm">
          <text:p text:style-name="P1"><text:span text:style-name="T1">Com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595cm" svg:height="1.143cm" svg:x="9.264cm" svg:y="7.796cm">
          <text:p text:style-name="P1"><text:span text:style-name="T1">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2.595cm" svg:height="1.143cm" svg:x="12.275cm" svg:y="7.796cm">
          <text:p text:style-name="P1"><text:span text:style-name="T1">Senso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5" draw:id="id5" draw:layer="layout" svg:width="2.595cm" svg:height="1.143cm" svg:x="3.289cm" svg:y="7.797cm">
          <text:p text:style-name="P1"><text:span text:style-name="T1">Accum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9.081cm" svg:y1="6.208cm" svg:x2="13.573cm" svg:y2="7.796cm" draw:end-shape="id4" draw:end-glue-point="4" svg:d="m9081 6208v531h4492v1057">
          <text:p/>
        </draw:connector>
        <draw:connector draw:style-name="gr2" draw:text-style-name="P2" draw:layer="layout" svg:x1="9.08cm" svg:y1="6.208cm" svg:x2="4.587cm" svg:y2="7.797cm" draw:end-shape="id5" draw:end-glue-point="4" svg:d="m9080 6208v531h-4493v10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23:31:57</meta:creation-date>
    <dc:date>2012-10-27T11:15:51</dc:date>
    <meta:editing-duration>PT8M13S</meta:editing-duration>
    <meta:editing-cycles>2</meta:editing-cycles>
    <meta:generator>LibreOffice/3.6$Linux_x86 LibreOffice_project/360m1$Build-2</meta:generator>
    <meta:document-statistic meta:object-count="9"/>
  </office:meta>
</office:document-meta>
</file>